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708in" style:use-optimal-column-width="false"/>
    </style:style>
    <style:style style:name="TableColumn3" style:family="table-column">
      <style:table-column-properties style:column-width="4.2604in" style:use-optimal-column-width="false"/>
    </style:style>
    <style:style style:name="TableColumn4" style:family="table-column">
      <style:table-column-properties style:column-width="4.5708in" style:use-optimal-column-width="false"/>
    </style:style>
    <style:style style:name="Table1" style:family="table" style:master-page-name="MP0">
      <style:table-properties style:width="10.10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fo:background-color="#FF8080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none" fo:border-left="0.0034in solid #000000" fo:border-bottom="0.0034in solid #000000" fo:border-right="none" fo:background-color="#FF8080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FF808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2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P22" style:parent-style-name="TableContents" style:family="paragraph">
      <style:paragraph-properties fo:text-align="justify" fo:margin-left="0.0555in" fo:margin-right="0.0972in">
        <style:tab-stops/>
      </style:paragraph-properties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Cell2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2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30" style:parent-style-name="Fonteparág.padrão" style:family="text">
      <style:text-properties fo:color="#000000"/>
    </style:style>
    <style:style style:name="T31" style:parent-style-name="Fonteparág.padrão" style:family="text">
      <style:text-properties fo:font-weight="bold" style:font-weight-asian="bold" style:font-weight-complex="bold" fo:color="#000000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3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39" style:parent-style-name="Fonteparág.padrão" style:family="text">
      <style:text-properties fo:color="#FF3366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4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47" style:parent-style-name="Fonteparág.padrão" style:family="text">
      <style:text-properties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5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6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6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ableCell7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 fo:margin-left="0.0555in" fo:margin-right="0.0972in">
        <style:tab-stops/>
      </style:paragraph-properties>
    </style:style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fo:font-weight="bold" style:font-weight-asian="bold"/>
    </style:style>
    <style:style style:name="P83" style:parent-style-name="Standard" style:family="paragraph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Tipos de Teste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Nome do Teste</text:p>
          </table:table-cell>
          <table:table-cell table:style-name="TableCell11">
            <text:p text:style-name="P12">Ação</text:p>
          </table:table-cell>
          <table:table-cell table:style-name="TableCell13">
            <text:p text:style-name="P14">Comportamento Esperado</text:p>
          </table:table-cell>
        </table:table-row>
        <table:table-row table:style-name="TableRow15">
          <table:table-cell table:style-name="TableCell16">
            <text:p text:style-name="P17">Tamanho</text:p>
          </table:table-cell>
          <table:table-cell table:style-name="TableCell18">
            <text:p text:style-name="P19">O usuário digita no campo uma quantidade de caracteres maior que o permitido e o sistema verifica se há tratamento de erro para o mesmo.</text:p>
          </table:table-cell>
          <table:table-cell table:style-name="TableCell20">
            <text:p text:style-name="P21">O sistema deve emitir uma mensagem de advertência:</text:p>
            <text:p text:style-name="P22">Valor máximo de caracteres permitidos é de (tamanho do campo).</text:p>
          </table:table-cell>
        </table:table-row>
        <table:table-row table:style-name="TableRow23">
          <table:table-cell table:style-name="TableCell24">
            <text:p text:style-name="P25">Tipo</text:p>
          </table:table-cell>
          <table:table-cell table:style-name="TableCell26">
            <text:p text:style-name="P27">O usuário digita ou seleciona a informação desejada.</text:p>
          </table:table-cell>
          <table:table-cell table:style-name="TableCell28">
            <text:p text:style-name="P29"><text:span text:style-name="T30">O sistema verifica se o tipo de dado recebido está de acordo com seu tipo definido na tabela, se for compatível ele armazena a informação no banco, caso contrário o sistema deve exibir uma mensagem<text:s/></text:span><text:span text:style-name="T31">Tipo de dado incorreto.</text:span></text:p>
          </table:table-cell>
        </table:table-row>
        <table:table-row table:style-name="TableRow32">
          <table:table-cell table:style-name="TableCell33">
            <text:p text:style-name="P34">Obrigatório</text:p>
          </table:table-cell>
          <table:table-cell table:style-name="TableCell35">
            <text:p text:style-name="P36">O usuário ao realizar uma ação em um campo que seja obrigatório (Campos de cadastrar ou pesquisar).</text:p>
          </table:table-cell>
          <table:table-cell table:style-name="TableCell37">
            <text:p text:style-name="P38">Caso o usuário não obedeça a<text:s/>restrição<text:s/>de obrigatório o sistema <text:s text:c="2"/>não deve realizar a ação e exibir a mensagem:<text:s/><text:span text:style-name="T39">*Campo obrigatório</text:span></text:p>
          </table:table-cell>
        </table:table-row>
        <table:table-row table:style-name="TableRow40">
          <table:table-cell table:style-name="TableCell41">
            <text:p text:style-name="P42">Pesquisar</text:p>
          </table:table-cell>
          <table:table-cell table:style-name="TableCell43">
            <text:p text:style-name="P44">O usuário clica no botão pesquisar então o sistema pesquisa as informações desejadas. Caso haja algum campo obrigatório o usuário deve fornecer ao sistema para realizar a pesquisa.</text:p>
          </table:table-cell>
          <table:table-cell table:style-name="TableCell45">
            <text:p text:style-name="P46">Se houver as informações no banco de dados o sistema deve retorná-las, caso contrário, o sistema deve exibir a mensagem:<text:s/><text:span text:style-name="T47">Nenhum Registro encontrado.</text:span></text:p>
          </table:table-cell>
        </table:table-row>
        <table:table-row table:style-name="TableRow48">
          <table:table-cell table:style-name="TableCell49">
            <text:p text:style-name="P50">Cadastrar</text:p>
          </table:table-cell>
          <table:table-cell table:style-name="TableCell51">
            <text:p text:style-name="P52">O usuário insere as informações solicitadas para realizar o cadastro e clica no botão salvar.</text:p>
          </table:table-cell>
          <table:table-cell table:style-name="TableCell53">
            <text:p text:style-name="P54">O sistema deve cadastrar as informações no banco de dados e exibir a mensagem<text:s/><text:span text:style-name="T55">Cadastro Realizado com Sucesso.</text:span></text:p>
          </table:table-cell>
        </table:table-row>
        <table:table-row table:style-name="TableRow56">
          <table:table-cell table:style-name="TableCell57">
            <text:p text:style-name="P58">Alterar</text:p>
          </table:table-cell>
          <table:table-cell table:style-name="TableCell59">
            <text:p text:style-name="P60">O usuário deve realizar as alterações nos campos permitidos <text:s/>e clicar no botão salvar.</text:p>
          </table:table-cell>
          <table:table-cell table:style-name="TableCell61">
            <text:p text:style-name="P62">O sistema deve salvar as alterações no banco de dados e exibir a mensagem<text:s/><text:span text:style-name="T63">Registro Alterado com Sucesso.</text:span></text:p>
          </table:table-cell>
        </table:table-row>
        <table:table-row table:style-name="TableRow64">
          <table:table-cell table:style-name="TableCell65">
            <text:p text:style-name="P66">Excluir</text:p>
          </table:table-cell>
          <table:table-cell table:style-name="TableCell67">
            <text:p text:style-name="P68">O usuário deve selecionar o registro que deseja e clicar no botão excluir.</text:p>
          </table:table-cell>
          <table:table-cell table:style-name="TableCell69">
            <text:p text:style-name="P70">O sistema abre uma caixa de diálogo perguntando se o usuário<text:s/><text:span text:style-name="T71">Deseja realmente excluir o registro?<text:s/></text:span>Se ele clicar em<text:s/><text:span text:style-name="T72">Sim</text:span><text:s/>o sistema exclui o registro do banco de dados e retorna a tela anterior, se ele clicar em<text:s/><text:span text:style-name="T73">Cancelar<text:s/></text:span>o sistema fecha a caixa de diálogo permanece na tela atual.</text:p>
          </table:table-cell>
        </table:table-row>
        <table:table-row table:style-name="TableRow74">
          <table:table-cell table:style-name="TableCell75">
            <text:p text:style-name="P76">Redundância</text:p>
          </table:table-cell>
          <table:table-cell table:style-name="TableCell77">
            <text:p text:style-name="P78">Quando o usuário está cadastrando ou alterando um registro o sistema deve verificar se o mesmo já não está<text:s/>armazenado<text:s/>no banco de dados.</text:p>
          </table:table-cell>
          <table:table-cell table:style-name="TableCell79">
            <text:p text:style-name="P80">Caso o registro já esteja armazenado no banco de dados o sistema deve emitir uma mensagem:<text:s/><text:span text:style-name="T81">Registro já existe!</text:span></text:p>
          </table:table-cell>
        </table:table-row>
      </table:table>
      <text:p text:style-name="Standard"/>
      <text:p text:style-name="Standard"/>
      <text:p text:style-name="Standard">Respostas:<text:s/><text:span text:style-name="T82">Ok, Não, Sim.</text:span></text:p>
      <text:p text:style-name="P83"/>
      <text:p text:style-name="Standard"><text:span text:style-name="T84">Ok</text:span><text:s/>– Significa que o sistema está se comportando como o esperado.</text:p>
      <text:p text:style-name="Standard"><text:span text:style-name="T85">Não<text:s/></text:span>– Significa que o sistema não está se comportando como o esperado.</text:p>
      <text:p text:style-name="Standard"><text:span text:style-name="T86">Sim</text:span><text:s/>– Se dá quando existir uma observação<text:s/>referente ao teste realizado,<text:s/>descrita posteriorm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2958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bel Neves</meta:initial-creator>
    <dc:creator>roger</dc:creator>
    <meta:creation-date>2013-08-23T10:31:00Z</meta:creation-date>
    <dc:date>2013-10-01T14:43:00Z</dc:date>
    <meta:template xlink:href="Normal.dotm" xlink:type="simple"/>
    <meta:editing-cycles>4</meta:editing-cycles>
    <meta:editing-duration>PT1653420S</meta:editing-duration>
    <meta:document-statistic meta:page-count="1" meta:paragraph-count="4" meta:word-count="388" meta:character-count="2483" meta:row-count="17" meta:non-whitespace-character-count="2099"/>
  </office:meta>
</office:document-meta>
</file>